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1.4653in" fo:margin-left="2.5979in" table:align="left" style:may-break-between-rows="false"/>
    </style:style>
    <style:style style:name="Таблиця1.A" style:family="table-column">
      <style:table-column-properties style:column-width="0.3722in"/>
    </style:style>
    <style:style style:name="Таблиця1.B" style:family="table-column">
      <style:table-column-properties style:column-width="0.3792in"/>
    </style:style>
    <style:style style:name="Таблиця1.D" style:family="table-column">
      <style:table-column-properties style:column-width="0.3417in"/>
    </style:style>
    <style:style style:name="Таблиця1.1" style:family="table-row">
      <style:table-row-properties style:min-row-height="0.2528in"/>
    </style:style>
    <style:style style:name="Таблиця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C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1.2" style:family="table-row">
      <style:table-row-properties style:min-row-height="0.2236in"/>
    </style:style>
    <style:style style:name="Таблиця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C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3" style:family="table-row">
      <style:table-row-properties style:min-row-height="0.2611in"/>
    </style:style>
    <style:style style:name="Таблиця1.A3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C3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D3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4" style:family="table-row">
      <style:table-row-properties style:min-row-height="0.2389in"/>
    </style:style>
    <style:style style:name="Таблиця1.5" style:family="table-row">
      <style:table-row-properties style:min-row-height="0.2764in"/>
    </style:style>
    <style:style style:name="Таблиця2" style:family="table">
      <style:table-properties style:width="1.4653in" fo:margin-left="2.5979in" table:align="left" style:may-break-between-rows="false"/>
    </style:style>
    <style:style style:name="Таблиця2.A" style:family="table-column">
      <style:table-column-properties style:column-width="0.3722in"/>
    </style:style>
    <style:style style:name="Таблиця2.B" style:family="table-column">
      <style:table-column-properties style:column-width="0.3792in"/>
    </style:style>
    <style:style style:name="Таблиця2.D" style:family="table-column">
      <style:table-column-properties style:column-width="0.3417in"/>
    </style:style>
    <style:style style:name="Таблиця2.1" style:family="table-row">
      <style:table-row-properties style:min-row-height="0.2528in"/>
    </style:style>
    <style:style style:name="Таблиця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B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2.2" style:family="table-row">
      <style:table-row-properties style:min-row-height="0.2236in"/>
    </style:style>
    <style:style style:name="Таблиця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B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.3" style:family="table-row">
      <style:table-row-properties style:min-row-height="0.2611in"/>
    </style:style>
    <style:style style:name="Таблиця2.4" style:family="table-row">
      <style:table-row-properties style:min-row-height="0.2389in"/>
    </style:style>
    <style:style style:name="Таблиця2.A4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B4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D4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.5" style:family="table-row">
      <style:table-row-properties style:min-row-height="0.2764in"/>
    </style:style>
    <style:style style:name="Таблиця3" style:family="table">
      <style:table-properties style:width="1.741in" fo:margin-left="2.4792in" table:align="left" style:may-break-between-rows="false"/>
    </style:style>
    <style:style style:name="Таблиця3.A" style:family="table-column">
      <style:table-column-properties style:column-width="0.4313in"/>
    </style:style>
    <style:style style:name="Таблиця3.B" style:family="table-column">
      <style:table-column-properties style:column-width="0.4396in"/>
    </style:style>
    <style:style style:name="Таблиця3.C" style:family="table-column">
      <style:table-column-properties style:column-width="0.4389in"/>
    </style:style>
    <style:style style:name="Таблиця3.1" style:family="table-row">
      <style:table-row-properties style:min-row-height="0.2528in"/>
    </style:style>
    <style:style style:name="Таблиця3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.B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3.2" style:family="table-row">
      <style:table-row-properties style:min-row-height="0.2236in"/>
    </style:style>
    <style:style style:name="Таблиця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B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3.3" style:family="table-row">
      <style:table-row-properties style:min-row-height="0.2611in"/>
    </style:style>
    <style:style style:name="Таблиця3.4" style:family="table-row">
      <style:table-row-properties style:min-row-height="0.2389in"/>
    </style:style>
    <style:style style:name="Таблиця3.A4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B4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D4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3.5" style:family="table-row">
      <style:table-row-properties style:min-row-height="0.2764in"/>
    </style:style>
    <style:style style:name="P1" style:family="paragraph" style:parent-style-name="Standard">
      <style:text-properties officeooo:rsid="001696ed" officeooo:paragraph-rsid="001696ed"/>
    </style:style>
    <style:style style:name="P2" style:family="paragraph" style:parent-style-name="Standard">
      <style:paragraph-properties fo:text-align="center" style:justify-single-word="false"/>
      <style:text-properties officeooo:rsid="001696ed" officeooo:paragraph-rsid="001696ed"/>
    </style:style>
    <style:style style:name="P3" style:family="paragraph" style:parent-style-name="Standard">
      <style:text-properties officeooo:rsid="00175b86" officeooo:paragraph-rsid="00175b86"/>
    </style:style>
    <style:style style:name="P4" style:family="paragraph" style:parent-style-name="Standard">
      <style:paragraph-properties fo:text-align="center" style:justify-single-word="false"/>
      <style:text-properties officeooo:rsid="00175b86" officeooo:paragraph-rsid="00175b86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696ed" officeooo:paragraph-rsid="001696e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75b86" officeooo:paragraph-rsid="00175b86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weight="bold" officeooo:rsid="00494802" officeooo:paragraph-rsid="00494802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weight="bold" officeooo:rsid="004f41e1" officeooo:paragraph-rsid="004f41e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normal" fo:font-weight="normal" officeooo:rsid="00498929" officeooo:paragraph-rsid="00498929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normal" fo:font-weight="normal" officeooo:rsid="004b56e1" officeooo:paragraph-rsid="004b56e1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normal" fo:font-weight="normal" officeooo:rsid="0050bf48" officeooo:paragraph-rsid="0050bf48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/>
      </style:paragraph-properties>
      <style:text-properties fo:font-style="normal" fo:font-weight="normal" officeooo:rsid="0044160d" officeooo:paragraph-rsid="0044160d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56e1" officeooo:paragraph-rsid="004b5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d81f" officeooo:paragraph-rsid="004d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ded0" officeooo:paragraph-rsid="0060de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b56e1" officeooo:paragraph-rsid="004b56e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45ab5e" officeooo:paragraph-rsid="0044160d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494802" officeooo:paragraph-rsid="00494802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498929" officeooo:paragraph-rsid="00498929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5451fa" officeooo:paragraph-rsid="005451fa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italic" fo:font-weight="bold" officeooo:rsid="00680133" officeooo:paragraph-rsid="00680133" style:font-style-asian="italic" style:font-weight-asian="bold" style:font-style-complex="italic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normal" fo:font-weight="normal" officeooo:rsid="00592667" officeooo:paragraph-rsid="00592667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normal" fo:font-weight="normal" officeooo:rsid="00680133" officeooo:paragraph-rsid="00680133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5451fa" officeooo:paragraph-rsid="0066c20e" style:font-style-asian="normal" style:font-weight-asian="normal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d81f" officeooo:paragraph-rsid="0066c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5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56e1" officeooo:paragraph-rsid="0066c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90ca" officeooo:paragraph-rsid="004d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ded0" officeooo:paragraph-rsid="0066c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20e" officeooo:paragraph-rsid="0066c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b56e1" officeooo:paragraph-rsid="0066c20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6c20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sub 58%" officeooo:rsid="004b56e1"/>
    </style:style>
    <style:style style:name="T5" style:family="text">
      <style:text-properties style:text-position="sub 58%" officeooo:rsid="005f2972"/>
    </style:style>
    <style:style style:name="T6" style:family="text">
      <style:text-properties style:text-position="sub 58%" officeooo:rsid="00641479"/>
    </style:style>
    <style:style style:name="T7" style:family="text">
      <style:text-properties style:text-position="sub 58%" officeooo:rsid="0066c20e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0bf48" style:font-style-asian="normal" style:font-weight-asian="normal" style:font-style-complex="normal" style:font-weight-complex="normal"/>
    </style:style>
    <style:style style:name="T10" style:family="text">
      <style:text-properties officeooo:rsid="004b56e1"/>
    </style:style>
    <style:style style:name="T11" style:family="text">
      <style:text-properties officeooo:rsid="005b90ca"/>
    </style:style>
    <style:style style:name="T12" style:family="text">
      <style:text-properties officeooo:rsid="005cb56f"/>
    </style:style>
    <style:style style:name="T13" style:family="text">
      <style:text-properties officeooo:rsid="0066c20e"/>
    </style:style>
    <style:style style:name="T14" style:family="text">
      <style:text-properties officeooo:rsid="006de99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обань Г.М., ПА-18-2</text:p>
      <text:p text:style-name="P2">Знайти розв’язок задачі лінійного програмування в канонічній формі симплекс-методом</text:p>
      <text:p text:style-name="P1"/>
      <text:p text:style-name="P2"><draw:frame draw:style-name="fr1" draw:name="Об'єкт1" text:anchor-type="as-char" svg:y="-0.3217in" svg:width="0.9472in" svg:height="0.5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6">Варіант 26</text:p>
      <text:p text:style-name="P3"/>
      <text:p text:style-name="P4"><draw:frame draw:style-name="fr1" draw:name="Об'єкт2" text:anchor-type="as-char" svg:y="-0.5425in" svg:width="1.8165in" svg:height="1.054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Приводимо задачу ЛП до канонічної форми.</text:p>
      <text:p text:style-name="P19"><draw:frame draw:style-name="fr1" draw:name="Об'єкт3" text:anchor-type="as-char" svg:y="-0.5902in" svg:width="2.9409in" svg:height="1.145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8">Виразимо базисні змінні </text:span><text:span text:style-name="T1">x</text:span><text:span text:style-name="T3">3</text:span><text:span text:style-name="T8">, </text:span><text:span text:style-name="T1">x</text:span><text:span text:style-name="T3">4</text:span><text:span text:style-name="T8">, </text:span><text:span text:style-name="T1">x</text:span><text:span text:style-name="T3">5</text:span><text:span text:style-name="T8"> через небазисні змінні </text:span><text:span text:style-name="T1">x</text:span><text:span text:style-name="T3">1</text:span><text:span text:style-name="T8">, </text:span><text:span text:style-name="T1">x</text:span><text:span text:style-name="T3">2</text:span><text:span text:style-name="T8">.</text:span></text:p>
      <text:p text:style-name="P20"><draw:frame draw:style-name="fr1" draw:name="Об'єкт4" text:anchor-type="as-char" svg:y="-1.2972in" svg:width="3.5689in" svg:height="2.577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Запишемо цільову функцію через небазисні змінні:</text:p>
      <text:p text:style-name="P21"><draw:frame draw:style-name="fr1" draw:name="Об'єкт5" text:anchor-type="as-char" svg:y="-0.2339in" svg:width="3.8307in" svg:height="0.4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Складаємо симплекс-таблицю: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A"/>
        <table:table-column table:style-name="Таблиця1.D"/>
        <table:table-row table:style-name="Таблиця1.1">
          <table:table-cell table:style-name="Таблиця1.A1" office:value-type="string">
            <text:p text:style-name="P13"/>
          </table:table-cell>
          <table:table-cell table:style-name="Таблиця1.A1" office:value-type="string">
            <text:p text:style-name="P18">-x<text:span text:style-name="T2">1</text:span></text:p>
          </table:table-cell>
          <table:table-cell table:style-name="Таблиця1.C1" office:value-type="string">
            <text:p text:style-name="P17">-<text:span text:style-name="T10">x</text:span><text:span text:style-name="T4">2</text:span></text:p>
          </table:table-cell>
          <table:table-cell table:style-name="Таблиця1.D1" office:value-type="string">
            <text:p text:style-name="P17"/>
          </table:table-cell>
        </table:table-row>
        <table:table-row table:style-name="Таблиця1.2">
          <table:table-cell table:style-name="Таблиця1.A2" office:value-type="string">
            <text:p text:style-name="P18">x<text:span text:style-name="T2">3</text:span></text:p>
          </table:table-cell>
          <table:table-cell table:style-name="Таблиця1.A2" office:value-type="string">
            <text:p text:style-name="P14">1</text:p>
          </table:table-cell>
          <table:table-cell table:style-name="Таблиця1.C2" office:value-type="string">
            <text:p text:style-name="P13">-<text:span text:style-name="T10">1</text:span></text:p>
          </table:table-cell>
          <table:table-cell table:style-name="Таблиця1.D2" office:value-type="string">
            <text:p text:style-name="P14">1</text:p>
          </table:table-cell>
        </table:table-row>
        <table:table-row table:style-name="Таблиця1.3">
          <table:table-cell table:style-name="Таблиця1.A3" office:value-type="string">
            <text:p text:style-name="P18">x<text:span text:style-name="T2">4</text:span></text:p>
          </table:table-cell>
          <table:table-cell table:style-name="Таблиця1.A3" office:value-type="string">
            <text:p text:style-name="P14">-3</text:p>
          </table:table-cell>
          <table:table-cell table:style-name="Таблиця1.C3" office:value-type="string">
            <text:p text:style-name="P14">1</text:p>
          </table:table-cell>
          <table:table-cell table:style-name="Таблиця1.D3" office:value-type="string">
            <text:p text:style-name="P14">3</text:p>
          </table:table-cell>
        </table:table-row>
        <table:table-row table:style-name="Таблиця1.4">
          <table:table-cell table:style-name="Таблиця1.A2" office:value-type="string">
            <text:p text:style-name="P18">x<text:span text:style-name="T2">5</text:span></text:p>
          </table:table-cell>
          <table:table-cell table:style-name="Таблиця1.A2" office:value-type="string">
            <text:p text:style-name="P15">2</text:p>
          </table:table-cell>
          <table:table-cell table:style-name="Таблиця1.C2" office:value-type="string">
            <text:p text:style-name="P15">1</text:p>
          </table:table-cell>
          <table:table-cell table:style-name="Таблиця1.D2" office:value-type="string">
            <text:p text:style-name="P15">4</text:p>
          </table:table-cell>
        </table:table-row>
        <table:table-row table:style-name="Таблиця1.5">
          <table:table-cell table:style-name="Таблиця1.A2" office:value-type="string">
            <text:p text:style-name="P18"/>
          </table:table-cell>
          <table:table-cell table:style-name="Таблиця1.A2" office:value-type="string">
            <text:p text:style-name="P27">1</text:p>
          </table:table-cell>
          <table:table-cell table:style-name="Таблиця1.C2" office:value-type="string">
            <text:p text:style-name="P15">-<text:span text:style-name="T11">1</text:span></text:p>
          </table:table-cell>
          <table:table-cell table:style-name="Таблиця1.D2" office:value-type="string">
            <text:p text:style-name="P15">2</text:p>
          </table:table-cell>
        </table:table-row>
      </table:table>
      <text:p text:style-name="P8"><text:span text:style-name="T8">Серед вільних членів не має від’ємних, тому маємо початкове </text:span><text:span text:style-name="T9">базисне </text:span><text:span text:style-name="T8">рішення </text:span><text:span text:style-name="T8"><draw:frame draw:style-name="fr1" draw:name="Об'єкт6" text:anchor-type="as-char" svg:y="-0.1744in" svg:width="1.861in" svg:height="0.22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<text:p text:style-name="P11"><text:soft-page-break/>Шукаємо оптимальне рішення. Так як серед коефіцієнтів цільової функції є від’ємні, то обираємо <text:span text:style-name="T12">другий</text:span> стовпець за розв’язний. Номер розв’язного рядка — <text:span text:style-name="T12">3</text:span>. Розв’язний елемент — 1. Записуємо нову симплекс-таблицю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/>
        <table:table-column table:style-name="Таблиця2.D"/>
        <table:table-row table:style-name="Таблиця2.1">
          <table:table-cell table:style-name="Таблиця2.A1" office:value-type="string">
            <text:p text:style-name="P13"/>
          </table:table-cell>
          <table:table-cell table:style-name="Таблиця2.B1" office:value-type="string">
            <text:p text:style-name="P18">-x<text:span text:style-name="T2">1</text:span></text:p>
          </table:table-cell>
          <table:table-cell table:style-name="Таблиця2.A1" office:value-type="string">
            <text:p text:style-name="P17">-<text:span text:style-name="T10">x</text:span><text:span text:style-name="T5">4</text:span></text:p>
          </table:table-cell>
          <table:table-cell table:style-name="Таблиця2.D1" office:value-type="string">
            <text:p text:style-name="P17"/>
          </table:table-cell>
        </table:table-row>
        <table:table-row table:style-name="Таблиця2.2">
          <table:table-cell table:style-name="Таблиця2.A2" office:value-type="string">
            <text:p text:style-name="P18">x<text:span text:style-name="T2">3</text:span></text:p>
          </table:table-cell>
          <table:table-cell table:style-name="Таблиця2.B2" office:value-type="string">
            <text:p text:style-name="P16">-2</text:p>
          </table:table-cell>
          <table:table-cell table:style-name="Таблиця2.A2" office:value-type="string">
            <text:p text:style-name="P29">1</text:p>
          </table:table-cell>
          <table:table-cell table:style-name="Таблиця2.D2" office:value-type="string">
            <text:p text:style-name="P16">4</text:p>
          </table:table-cell>
        </table:table-row>
        <table:table-row table:style-name="Таблиця2.3">
          <table:table-cell table:style-name="Таблиця2.A2" office:value-type="string">
            <text:p text:style-name="P18">x<text:span text:style-name="T5">2</text:span></text:p>
          </table:table-cell>
          <table:table-cell table:style-name="Таблиця2.B2" office:value-type="string">
            <text:p text:style-name="P14">-3</text:p>
          </table:table-cell>
          <table:table-cell table:style-name="Таблиця2.A2" office:value-type="string">
            <text:p text:style-name="P14">1</text:p>
          </table:table-cell>
          <table:table-cell table:style-name="Таблиця2.D2" office:value-type="string">
            <text:p text:style-name="P14">3</text:p>
          </table:table-cell>
        </table:table-row>
        <table:table-row table:style-name="Таблиця2.4">
          <table:table-cell table:style-name="Таблиця2.A4" office:value-type="string">
            <text:p text:style-name="P18">x<text:span text:style-name="T6">5</text:span></text:p>
          </table:table-cell>
          <table:table-cell table:style-name="Таблиця2.B4" office:value-type="string">
            <text:p text:style-name="P16">5</text:p>
          </table:table-cell>
          <table:table-cell table:style-name="Таблиця2.A4" office:value-type="string">
            <text:p text:style-name="P15">-1</text:p>
          </table:table-cell>
          <table:table-cell table:style-name="Таблиця2.D4" office:value-type="string">
            <text:p text:style-name="P16">1</text:p>
          </table:table-cell>
        </table:table-row>
        <table:table-row table:style-name="Таблиця2.5">
          <table:table-cell table:style-name="Таблиця2.A2" office:value-type="string">
            <text:p text:style-name="P18"/>
          </table:table-cell>
          <table:table-cell table:style-name="Таблиця2.B2" office:value-type="string">
            <text:p text:style-name="P16">-<text:span text:style-name="T13">2</text:span></text:p>
          </table:table-cell>
          <table:table-cell table:style-name="Таблиця2.A2" office:value-type="string">
            <text:p text:style-name="P31">1</text:p>
          </table:table-cell>
          <table:table-cell table:style-name="Таблиця2.D2" office:value-type="string">
            <text:p text:style-name="P16">5</text:p>
          </table:table-cell>
        </table:table-row>
      </table:table>
      <text:p text:style-name="P22"><draw:frame draw:style-name="fr1" draw:name="Об'єкт7" text:anchor-type="as-char" svg:y="-0.6744in" svg:width="2.5154in" svg:height="1.300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4">У рядку коефіцієнтів цільової функції <text:span text:style-name="T13">все ще є від’ємні елементи. Перший стовпець буде розв’язним, третій рядок — теж. Розв’язний елемент — 5. Записуємо нову симплекс-таблицю:</text:span>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A"/>
        <table:table-row table:style-name="Таблиця3.1">
          <table:table-cell table:style-name="Таблиця3.A1" office:value-type="string">
            <text:p text:style-name="P32"/>
          </table:table-cell>
          <table:table-cell table:style-name="Таблиця3.B1" office:value-type="string">
            <text:p text:style-name="P35">-x<text:span text:style-name="T7">5s</text:span></text:p>
          </table:table-cell>
          <table:table-cell table:style-name="Таблиця3.A1" office:value-type="string">
            <text:p text:style-name="P36">-<text:span text:style-name="T10">x</text:span><text:span text:style-name="T5">4</text:span></text:p>
          </table:table-cell>
          <table:table-cell table:style-name="Таблиця3.D1" office:value-type="string">
            <text:p text:style-name="P36"/>
          </table:table-cell>
        </table:table-row>
        <table:table-row table:style-name="Таблиця3.2">
          <table:table-cell table:style-name="Таблиця3.A2" office:value-type="string">
            <text:p text:style-name="P35">x<text:span text:style-name="T2">3</text:span></text:p>
          </table:table-cell>
          <table:table-cell table:style-name="Таблиця3.B2" office:value-type="string">
            <text:p text:style-name="P33">-2/<text:span text:style-name="T13">5</text:span></text:p>
          </table:table-cell>
          <table:table-cell table:style-name="Таблиця3.A2" office:value-type="string">
            <text:p text:style-name="P34">7/5</text:p>
          </table:table-cell>
          <table:table-cell table:style-name="Таблиця3.D2" office:value-type="string">
            <text:p text:style-name="P34"><text:span text:style-name="T14">22</text:span>/5</text:p>
          </table:table-cell>
        </table:table-row>
        <table:table-row table:style-name="Таблиця3.3">
          <table:table-cell table:style-name="Таблиця3.A2" office:value-type="string">
            <text:p text:style-name="P35">x<text:span text:style-name="T5">2</text:span></text:p>
          </table:table-cell>
          <table:table-cell table:style-name="Таблиця3.B2" office:value-type="string">
            <text:p text:style-name="P30">3/<text:span text:style-name="T13">5</text:span></text:p>
          </table:table-cell>
          <table:table-cell table:style-name="Таблиця3.A2" office:value-type="string">
            <text:p text:style-name="P34">2/5</text:p>
          </table:table-cell>
          <table:table-cell table:style-name="Таблиця3.D2" office:value-type="string">
            <text:p text:style-name="P34">18/5</text:p>
          </table:table-cell>
        </table:table-row>
        <table:table-row table:style-name="Таблиця3.4">
          <table:table-cell table:style-name="Таблиця3.A4" office:value-type="string">
            <text:p text:style-name="P35">x<text:span text:style-name="T7">1</text:span></text:p>
          </table:table-cell>
          <table:table-cell table:style-name="Таблиця3.B4" office:value-type="string">
            <text:p text:style-name="P34">1</text:p>
          </table:table-cell>
          <table:table-cell table:style-name="Таблиця3.A4" office:value-type="string">
            <text:p text:style-name="P28">-1/<text:span text:style-name="T13">5</text:span></text:p>
          </table:table-cell>
          <table:table-cell table:style-name="Таблиця3.D4" office:value-type="string">
            <text:p text:style-name="P33">1/<text:span text:style-name="T13">5</text:span></text:p>
          </table:table-cell>
        </table:table-row>
        <table:table-row table:style-name="Таблиця3.5">
          <table:table-cell table:style-name="Таблиця3.A2" office:value-type="string">
            <text:p text:style-name="P35"/>
          </table:table-cell>
          <table:table-cell table:style-name="Таблиця3.B2" office:value-type="string">
            <text:p text:style-name="P33"><text:span text:style-name="T13">2/5</text:span></text:p>
          </table:table-cell>
          <table:table-cell table:style-name="Таблиця3.A2" office:value-type="string">
            <text:p text:style-name="P34">3/5</text:p>
          </table:table-cell>
          <table:table-cell table:style-name="Таблиця3.D2" office:value-type="string">
            <text:p text:style-name="P34">27/5</text:p>
          </table:table-cell>
        </table:table-row>
      </table:table>
      <text:p text:style-name="P26"><draw:frame draw:style-name="fr1" draw:name="Об'єкт8" text:anchor-type="as-char" svg:y="-1.228in" svg:width="2.9335in" svg:height="2.3965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5">У рядку коефіцієнтів цільової функції не залишилося від’ємних елементів. Отже, ми знайшли оптимальне рішення.</text:p>
      <text:p text:style-name="P23">Відповідь:<text:span text:style-name="T8"> </text:span><text:span text:style-name="T8"><draw:frame draw:style-name="fr2" draw:name="Об'єкт9" text:anchor-type="as-char" svg:y="-0.2437in" svg:width="5.1661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6:51:52.767336337</meta:creation-date>
    <dc:date>2020-11-14T23:28:05.644859360</dc:date>
    <meta:editing-duration>PT10H37M49S</meta:editing-duration>
    <meta:editing-cycles>59</meta:editing-cycles>
    <meta:generator>LibreOffice/6.1.5.2$Linux_X86_64 LibreOffice_project/10$Build-2</meta:generator>
    <meta:document-statistic meta:table-count="3" meta:image-count="0" meta:object-count="9" meta:page-count="2" meta:paragraph-count="70" meta:word-count="168" meta:character-count="984" meta:non-whitespace-character-count="87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i>c</mi>
                    <mi>,</mi>
                    <mi>x</mi>
                  </mrow>
                </mrow>
                <mo fence="true" stretchy="false">)</mo>
              </mrow>
              <mo stretchy="false">→</mo>
              <mi mathvariant="italic">max</mi>
            </mrow>
            <mi>,</mi>
          </mrow>
        </mtd>
      </mtr>
      <mtr>
        <mtd>
          <mrow>
            <mrow>
              <mi mathvariant="italic">Ax</mi>
              <mo stretchy="false">=</mo>
              <mi>b</mi>
            </mrow>
            <mi>,</mi>
          </mrow>
        </mtd>
      </mtr>
      <mtr>
        <mtd>
          <mrow>
            <mi>x</mi>
            <mo stretchy="false">≥</mo>
            <mn>0</mn>
          </mrow>
        </mtd>
      </mtr>
    </mtable>
    <annotation encoding="StarMath 5.0">alignc

( c,x ) toward max,

newline alignc

Ax = b,

newline alignc

x &gt;= 0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с</mi>
            <mo stretchy="false">=</mo>
            <mrow>
              <mo fence="true" stretchy="false">(</mo>
              <mrow>
                <mrow>
                  <mn>5,</mn>
                  <mn>0,</mn>
                  <mrow>
                    <mn>1,</mn>
                    <mo stretchy="false">−</mo>
                    <mn>1,</mn>
                  </mrow>
                  <mn>1</mn>
                </mrow>
              </mrow>
              <mo fence="true" stretchy="false">)</mo>
            </mrow>
          </mrow>
        </mtd>
      </mtr>
      <mtr>
        <mtd columnalign="left">
          <mrow>
            <mi>b</mi>
            <mo stretchy="false">=</mo>
            <mrow>
              <mo fence="true" stretchy="false">(</mo>
              <mrow>
                <mn>1,3,12</mn>
              </mrow>
              <mo fence="true" stretchy="false">)</mo>
            </mrow>
          </mrow>
        </mtd>
      </mtr>
      <mtr>
        <mtd columnalign="left">
          <mrow>
            <mi>A</mi>
            <mo stretchy="false">=</mo>
            <mrow>
              <mo fence="true" stretchy="true">[</mo>
              <mrow>
                <mtable>
                  <mtr>
                    <mtd>
                      <mrow>
                        <mspace width="4em"/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space width="2em"/>
                        <mo stretchy="false">−</mo>
                        <mn>3</mn>
                      </mrow>
                    </mtd>
                    <mtd>
                      <mrow>
                        <mspace width="2em"/>
                        <mn>1</mn>
                      </mrow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space width="4em"/>
                        <mn>2</mn>
                      </mrow>
                    </mtd>
                    <mtd>
                      <mrow>
                        <mspace width="2em"/>
                        <mn>2</mn>
                      </mrow>
                    </mtd>
                    <mtd>
                      <mn>1</mn>
                    </mtd>
                    <mtd>
                      <mn>1</mn>
                    </mtd>
                    <mtd>
                      <mn>2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

с = ( 5, 0, 1, -1, 1 )

newline alignl

b = ( 1,3,12 )

newline alignl

A = left [ matrix {~~1 # -1 # 1 # 0 # 0 ## ~-3 # ~1 # 0 # 1 # 0 ## ~~2 # ~2 # 1 # 1 # 2} right ]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  <mi>,</mi>
                    <msub>
                      <mi>x</mi>
                      <mn>5</mn>
                    </msub>
                  </mrow>
                </mrow>
                <mo fence="true" stretchy="false">)</mo>
              </mrow>
              <mo stretchy="false">=</mo>
              <mn>5</mn>
            </mrow>
            <mrow>
              <msub>
                <mi>x</mi>
                <mn>1</mn>
              </msub>
              <mo stretchy="false">+</mo>
              <msub>
                <mi>x</mi>
                <mn>3</mn>
              </msub>
              <mo stretchy="false">−</mo>
              <msub>
                <mi>x</mi>
                <mn>4</mn>
              </msub>
              <mo stretchy="false">+</mo>
              <msub>
                <mi>x</mi>
                <mn>5</mn>
              </msub>
            </mrow>
            <mo stretchy="false">→</mo>
            <mi mathvariant="italic">max</mi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  <mo stretchy="false">+</mo>
                        <msub>
                          <mi>x</mi>
                          <mn>3</mn>
                        </msub>
                      </mrow>
                      <mo stretchy="false">=</mo>
                      <mn>1,</mn>
                    </mrow>
                  </mtd>
                </mtr>
                <mtr>
                  <mtd>
                    <mrow>
                      <mrow>
                        <mo stretchy="false">−</mo>
                        <mn>3</mn>
                      </mrow>
                      <mrow>
                        <mrow>
                          <msub>
                            <mi>x</mi>
                            <mn>1</mn>
                          </msub>
                          <mo stretchy="false">+</mo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4</mn>
                          </msub>
                        </mrow>
                        <mo stretchy="false">=</mo>
                        <mn>3,</mn>
                      </mrow>
                    </mrow>
                  </mtd>
                </mtr>
                <mtr>
                  <mtd>
                    <mrow>
                      <mn>2</mn>
                      <mrow>
                        <msub>
                          <mi>x</mi>
                          <mn>1</mn>
                        </msub>
                        <mo stretchy="false">+</mo>
                        <mn>2</mn>
                      </mrow>
                      <mrow>
                        <msub>
                          <mi>x</mi>
                          <mn>2</mn>
                        </msub>
                        <mo stretchy="false">+</mo>
                        <msub>
                          <mi>x</mi>
                          <mn>3</mn>
                        </msub>
                        <mo stretchy="false">+</mo>
                        <msub>
                          <mi>x</mi>
                          <mn>4</mn>
                        </msub>
                        <mo stretchy="false">+</mo>
                        <mn>2</mn>
                      </mrow>
                      <mrow>
                        <msub>
                          <mi>x</mi>
                          <mn>5</mn>
                        </msub>
                        <mo stretchy="false">=</mo>
                        <mn>12</mn>
                      </mrow>
                    </mrow>
                  </mtd>
                </mtr>
              </mtable>
            </mrow>
          </mrow>
        </mtd>
      </mtr>
      <mtr>
        <mtd>
          <mrow>
            <mrow>
              <msub>
                <mi>x</mi>
                <mi>j</mi>
              </msub>
              <mo stretchy="false">≥</mo>
              <mn>0,</mn>
            </mrow>
            <mrow>
              <mi>j</mi>
              <mo stretchy="false">=</mo>
              <mover accent="true">
                <mn>1,5</mn>
                <mo>¯</mo>
              </mover>
            </mrow>
          </mrow>
        </mtd>
      </mtr>
    </mtable>
    <annotation encoding="StarMath 5.0">alignc
f( x_1 ,x_2 , x_3 , x_4 , x_5 ) = 5x_1 + x_3 -x_4 + x_5 rightarrow max
newline alignl
left lbrace stack{
x_1 - x_2 + x_3 = 1, #
-3x_1 + x_2 + x_4 = 3, #
2x_1 + 2x_2 + x_3 + x_4 + 2x_5 = 12
} right none
newline alignc
x_j &gt;= 0, j = overline{1,5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o fence="true" stretchy="true">{</mo>
            <mrow>
              <mtable>
                <mtr>
                  <mtd>
                    <mrow>
                      <mrow>
                        <msub>
                          <mi>x</mi>
                          <mn>3</mn>
                        </msub>
                        <mo stretchy="false">=</mo>
                        <mrow>
                          <mn>1</mn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  <mi>,</mi>
                    </mrow>
                  </mtd>
                </mtr>
                <mtr>
                  <mtd>
                    <mrow>
                      <mrow>
                        <msub>
                          <mi>x</mi>
                          <mn>4</mn>
                        </msub>
                        <mo stretchy="false">=</mo>
                        <mrow>
                          <mn>3</mn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n>3</mn>
                                </mrow>
                                <mrow>
                                  <msub>
                                    <mi>x</mi>
                                    <mn>1</mn>
                                  </msub>
                                  <mo stretchy="false">+</mo>
                                  <msub>
                                    <mi>x</mi>
                                    <mn>2</mn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i>,</mi>
                    </mrow>
                  </mtd>
                </mtr>
                <mtr>
                  <mtd>
                    <mrow>
                      <msub>
                        <mi>x</mi>
                        <mn>5</mn>
                      </msub>
                      <mo stretchy="false">=</mo>
                      <mrow>
                        <mn>6</mn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sub>
                                  <mi>x</mi>
                                  <mn>2</mn>
                                </msub>
                                <mo stretchy="false">+</mo>
                                <mn>0.5</mn>
                              </mrow>
                              <mrow>
                                <msub>
                                  <mi>x</mi>
                                  <mn>3</mn>
                                </msub>
                                <mo stretchy="false">+</mo>
                                <mn>0.5</mn>
                              </mrow>
                              <msub>
                                <mi>x</mi>
                                <mn>4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</mtable>
            </mrow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row>
                        <msub>
                          <mi>x</mi>
                          <mn>3</mn>
                        </msub>
                        <mo stretchy="false">=</mo>
                        <mrow>
                          <mn>1</mn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  <mi>,</mi>
                    </mrow>
                  </mtd>
                </mtr>
                <mtr>
                  <mtd>
                    <mrow>
                      <mrow>
                        <msub>
                          <mi>x</mi>
                          <mn>4</mn>
                        </msub>
                        <mo stretchy="false">=</mo>
                        <mrow>
                          <mn>3</mn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n>3</mn>
                                </mrow>
                                <mrow>
                                  <msub>
                                    <mi>x</mi>
                                    <mn>1</mn>
                                  </msub>
                                  <mo stretchy="false">+</mo>
                                  <msub>
                                    <mi>x</mi>
                                    <mn>2</mn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i>,</mi>
                    </mrow>
                  </mtd>
                </mtr>
                <mtr>
                  <mtd>
                    <mrow>
                      <msub>
                        <mi>x</mi>
                        <mn>5</mn>
                      </msub>
                      <mo stretchy="false">=</mo>
                      <mrow>
                        <mn>6</mn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sub>
                                  <mi>x</mi>
                                  <mn>2</mn>
                                </msub>
                                <mo stretchy="false">+</mo>
                                <mfrac>
                                  <mn>1</mn>
                                  <mn>2</mn>
                                </mfrac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x</mi>
                                              <mn>1</mn>
                                            </msub>
                                            <mo stretchy="false">−</mo>
                                            <msub>
                                              <mi>x</mi>
                                              <mn>2</mn>
                                            </msub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frac>
                                  <mn>1</mn>
                                  <mn>2</mn>
                                </mfrac>
                              </mrow>
                              <mrow>
                                <mo fence="true" stretchy="false">(</mo>
                                <mrow>
                                  <mrow>
                                    <mrow>
                                      <mn>3</mn>
                                      <mo stretchy="false">+</mo>
                                      <mn>3</mn>
                                    </mrow>
                                    <mrow>
                                      <msub>
                                        <mi>x</mi>
                                        <mn>1</mn>
                                      </msub>
                                      <mo stretchy="false">−</mo>
                                      <msub>
                                        <mi>x</mi>
                                        <mn>2</mn>
                                      </msub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</mtable>
            </mrow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row>
                        <msub>
                          <mi>x</mi>
                          <mn>3</mn>
                        </msub>
                        <mo stretchy="false">=</mo>
                        <mrow>
                          <mn>1</mn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  <mi>,</mi>
                    </mrow>
                  </mtd>
                </mtr>
                <mtr>
                  <mtd>
                    <mrow>
                      <mrow>
                        <msub>
                          <mi>x</mi>
                          <mn>4</mn>
                        </msub>
                        <mo stretchy="false">=</mo>
                        <mrow>
                          <mn>3</mn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n>3</mn>
                                </mrow>
                                <mrow>
                                  <msub>
                                    <mi>x</mi>
                                    <mn>1</mn>
                                  </msub>
                                  <mo stretchy="false">+</mo>
                                  <msub>
                                    <mi>x</mi>
                                    <mn>2</mn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i>,</mi>
                    </mrow>
                  </mtd>
                </mtr>
                <mtr>
                  <mtd>
                    <mrow>
                      <msub>
                        <mi>x</mi>
                        <mn>5</mn>
                      </msub>
                      <mo stretchy="false">=</mo>
                      <mrow>
                        <mn>4</mn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frac>
                                      <mn>1</mn>
                                      <mn>2</mn>
                                    </mfrac>
                                    <mo stretchy="false">+</mo>
                                    <mfrac>
                                      <mn>3</mn>
                                      <mn>2</mn>
                                    </mfrac>
                                  </mrow>
                                </mrow>
                                <mo fence="true" stretchy="false">)</mo>
                              </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+</mo>
                                      <mfrac>
                                        <mn>1</mn>
                                        <mn>2</mn>
                                      </mfrac>
                                      <mo stretchy="false">−</mo>
                                      <mfrac>
                                        <mn>1</mn>
                                        <mn>2</mn>
                                      </mfrac>
                                    </mrow>
                                  </mrow>
                                  <mo fence="true" stretchy="false">)</mo>
                                </mrow>
                              </mrow>
                              <msub>
                                <mi>x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stretchy="false">=</mo>
                      <mrow>
                        <mn>4</mn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sub>
                                  <mi>x</mi>
                                  <mn>2</mn>
                                </msub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</mtable>
            </mrow>
          </mrow>
        </mtd>
      </mtr>
    </mtable>
    <annotation encoding="StarMath 5.0">alignl
left lbrace stack{
x_3 = 1 - ( x_1 - x_2 ), #
x_4 = 3 - ( -3x_1 + x_2 ), #
x_5 = 6 - ( x_1 + x_2 + 0.5x_3 + 0.5x_4 )
} right none
newline alignl
left lbrace stack{
x_3 = 1 - ( x_1 - x_2 ), #
x_4 = 3 - ( -3x_1 + x_2 ), #
x_5 = 6 - ( x_1 + x_2 + 1over2(1-(x_1-x_2)) + 1over2(3+3x_1-x_2) )
} right none
newline alignl
left lbrace stack{
x_3 = 1 - ( x_1 - x_2 ), #
x_4 = 3 - ( -3x_1 + x_2 ), #
x_5 = 4 - ( (1-1over2+3over2)x_1 + (1+1over2 - 1over2)x_2 ) = 4 - ( 2x_1 + x_2 )
} right none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w>
                <msub>
                  <mi>x</mi>
                  <mn>1</mn>
                </msub>
                <mo stretchy="false">+</mo>
                <mn>1</mn>
                <mo stretchy="false">−</mo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o stretchy="false">−</mo>
                <mn>3</mn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i>x</mi>
                          <mn>2</mn>
                        </msub>
                      </mrow>
                    </mrow>
                  </mrow>
                  <mo fence="true" stretchy="false">)</mo>
                </mrow>
                <mo stretchy="false">+</mo>
                <mn>4</mn>
                <mo stretchy="false">−</mo>
                <mrow>
                  <mo fence="true" stretchy="false">(</mo>
                  <mrow>
                    <mrow>
                      <mn>2</mn>
                      <mrow>
                        <msub>
                          <mi>x</mi>
                          <mn>1</mn>
                        </msub>
                        <mo stretchy="false">+</mo>
                        <msub>
                          <mi>x</mi>
                          <mn>2</mn>
                        </msub>
                      </mrow>
                    </mrow>
                  </mrow>
                  <mo fence="true" stretchy="false">)</mo>
                </mrow>
              </mrow>
              <mo stretchy="false">=</mo>
              <mtext/>
            </mrow>
          </mrow>
        </mtd>
      </mtr>
      <mtr>
        <mtd>
          <mrow>
            <mrow>
              <mtext/>
              <mo stretchy="false">=</mo>
              <mrow>
                <mo fence="true" stretchy="false">(</mo>
                <mrow>
                  <mrow>
                    <mn>5</mn>
                    <mo stretchy="false">−</mo>
                    <mn>1</mn>
                    <mo stretchy="false">−</mo>
                    <mn>3</mn>
                    <mo stretchy="false">−</mo>
                    <mn>2</mn>
                  </mrow>
                </mrow>
                <mo fence="true" stretchy="false">)</mo>
              </mrow>
            </mrow>
            <mrow>
              <msub>
                <mi>x</mi>
                <mn>1</mn>
              </msub>
              <mo stretchy="false">+</mo>
              <mrow>
                <mo fence="true" stretchy="false">(</mo>
                <mrow>
                  <mrow>
                    <mn>1</mn>
                    <mo stretchy="false">+</mo>
                    <mn>1</mn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sub>
                  <mi>x</mi>
                  <mn>2</mn>
                </msub>
                <mo stretchy="false">+</mo>
                <mn>2</mn>
              </mrow>
              <mo stretchy="false">=</mo>
              <mrow>
                <mrow>
                  <mo stretchy="false">−</mo>
                  <msub>
                    <mi>x</mi>
                    <mn>1</mn>
                  </msub>
                </mrow>
                <mo stretchy="false">+</mo>
                <msub>
                  <mi>x</mi>
                  <mn>2</mn>
                </msub>
                <mo stretchy="false">+</mo>
                <mn>2</mn>
              </mrow>
            </mrow>
          </mrow>
        </mtd>
      </mtr>
    </mtable>
    <annotation encoding="StarMath 5.0">f( x ) = 5x_1 + 1 - ( x_1 - x_2 ) - 3 + ( -3x_1 + x_2 ) + 4 - ( 2x_1 + x_2 ) = ""
newline alignc
"" = ( 5-1-3-2 )x_1 + ( 1+1-1 )x_2 + 2 = - x_1 + x_2 + 2</annotation>
  </semantics>
</math>
</file>

<file path=Object 6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0</mn>
            </mrow>
            <mo fence="true" stretchy="false">)</mo>
          </mrow>
        </msup>
        <mo stretchy="false">=</mo>
        <mrow>
          <mo fence="true" stretchy="false">(</mo>
          <mrow>
            <mn>0,0,1,3,4</mn>
          </mrow>
          <mo fence="true" stretchy="false">)</mo>
        </mrow>
      </mrow>
      <mi>,</mi>
      <mi>f</mi>
      <mrow>
        <mrow>
          <mo fence="true" stretchy="false">(</mo>
          <mrow>
            <msup>
              <mi>x</mi>
              <mrow>
                <mo fence="true" stretchy="false">(</mo>
                <mrow>
                  <mn>0</mn>
                </mrow>
                <mo fence="true" stretchy="false">)</mo>
              </mrow>
            </msup>
          </mrow>
          <mo fence="true" stretchy="false">)</mo>
        </mrow>
        <mo stretchy="false">=</mo>
        <mn>2</mn>
      </mrow>
    </mrow>
    <annotation encoding="StarMath 5.0">x^(0) = ( 0,0,1,3,4 ), f( x^(0) ) = 2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α</mi>
              <mn>11</mn>
            </msub>
            <mo stretchy="false">=</mo>
            <mrow>
              <mrow>
                <mn>1</mn>
                <mo stretchy="false">∗</mo>
                <mn>1</mn>
              </mrow>
              <mo stretchy="false">−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n>1</mn>
              <mo stretchy="false">−</mo>
              <mn>3</mn>
            </mrow>
            <mo stretchy="false">=</mo>
            <mrow>
              <mo stretchy="false">−</mo>
              <mn>2</mn>
            </mrow>
          </mrow>
        </mtd>
      </mtr>
      <mtr>
        <mtd>
          <mrow>
            <msub>
              <mi>α</mi>
              <mn>31</mn>
            </msub>
            <mo stretchy="false">=</mo>
            <mrow>
              <mrow>
                <mn>1</mn>
                <mo stretchy="false">∗</mo>
                <mn>2</mn>
              </mrow>
              <mo stretchy="false">−</mo>
              <mrow>
                <mo fence="true" stretchy="false">(</mo>
                <mrow>
                  <mrow>
                    <mn>1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n>2</mn>
              <mo stretchy="false">+</mo>
              <mn>3</mn>
            </mrow>
            <mo stretchy="false">=</mo>
            <mn>5</mn>
          </mrow>
        </mtd>
      </mtr>
      <mtr>
        <mtd>
          <mrow>
            <msub>
              <mi>β</mi>
              <mn>1</mn>
            </msub>
            <mo stretchy="false">=</mo>
            <mrow>
              <mrow>
                <mn>1</mn>
                <mo stretchy="false">∗</mo>
                <mn>1</mn>
              </mrow>
              <mo stretchy="false">−</mo>
              <mrow>
                <mo fence="true" stretchy="false">(</mo>
                <mrow>
                  <mrow>
                    <mn>3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n>1</mn>
              <mo stretchy="false">+</mo>
              <mn>3</mn>
            </mrow>
            <mo stretchy="false">=</mo>
            <mn>4</mn>
          </mrow>
        </mtd>
      </mtr>
      <mtr>
        <mtd>
          <mrow>
            <msub>
              <mi>β</mi>
              <mn>3</mn>
            </msub>
            <mo stretchy="false">=</mo>
            <mrow>
              <mrow>
                <mn>1</mn>
                <mo stretchy="false">∗</mo>
                <mn>4</mn>
              </mrow>
              <mo stretchy="false">−</mo>
              <mrow>
                <mn>1</mn>
                <mo stretchy="false">∗</mo>
                <mn>3</mn>
              </mrow>
            </mrow>
            <mo stretchy="false">=</mo>
            <mrow>
              <mn>4</mn>
              <mo stretchy="false">−</mo>
              <mn>3</mn>
            </mrow>
            <mo stretchy="false">=</mo>
            <mn>1</mn>
          </mrow>
        </mtd>
      </mtr>
      <mtr>
        <mtd>
          <mrow>
            <msub>
              <mi>c</mi>
              <mn>1</mn>
            </msub>
            <mo stretchy="false">=</mo>
            <mrow>
              <mrow>
                <mn>1</mn>
                <mo stretchy="false">∗</mo>
                <mn>1</mn>
              </mrow>
              <mo stretchy="false">−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n>1</mn>
              <mo stretchy="false">−</mo>
              <mn>3</mn>
            </mrow>
            <mo stretchy="false">=</mo>
            <mrow>
              <mo stretchy="false">−</mo>
              <mn>2</mn>
            </mrow>
          </mrow>
        </mtd>
      </mtr>
      <mtr>
        <mtd>
          <mrow>
            <mi>Q</mi>
            <mo stretchy="false">=</mo>
            <mrow>
              <mrow>
                <mn>1</mn>
                <mo stretchy="false">∗</mo>
                <mn>2</mn>
              </mrow>
              <mo stretchy="false">−</mo>
              <mrow>
                <mo fence="true" stretchy="false">(</mo>
                <mrow>
                  <mrow>
                    <mn>3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n>2</mn>
              <mo stretchy="false">+</mo>
              <mn>3</mn>
            </mrow>
            <mo stretchy="false">=</mo>
            <mn>5</mn>
          </mrow>
        </mtd>
      </mtr>
    </mtable>
    <annotation encoding="StarMath 5.0">%alpha_11 = 1*1 - ( (-1)*(-3) ) = 1-3=-
2 newline
%alpha_31 = 1*2-( 1*(-3) ) = 2+3=5 newline
%beta_1 = 1*1-( 3*(-1) )=1+3=4 newline
%beta_3 = 1*4-1*3=4-3=1 newline
c_1 = 1*1-( (-1)*(-3) ) = 1-3=-2 newline
Q = 1*2-( 3*(-1) ) = 2+3=5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α</mi>
                <mn>12</mn>
              </msub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row>
                      <mn>5</mn>
                      <mo stretchy="false">∗</mo>
                      <mn>1</mn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5</mn>
                    <mo stretchy="false">−</mo>
                    <mn>2</mn>
                  </mrow>
                </mrow>
                <mo fence="true" stretchy="false">)</mo>
              </mrow>
              <mo stretchy="false">=</mo>
              <mfrac>
                <mn>3</mn>
                <mn>5</mn>
              </mfrac>
            </mrow>
          </mrow>
        </mtd>
      </mtr>
      <mtr>
        <mtd>
          <mrow>
            <mrow>
              <msub>
                <mi>α</mi>
                <mn>22</mn>
              </msub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row>
                      <mn>5</mn>
                      <mo stretchy="false">∗</mo>
                      <mn>1</mn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3</mn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5</mn>
                    <mo stretchy="false">−</mo>
                    <mn>3</mn>
                  </mrow>
                </mrow>
                <mo fence="true" stretchy="false">)</mo>
              </mrow>
              <mo stretchy="false">=</mo>
              <mfrac>
                <mn>2</mn>
                <mn>5</mn>
              </mfrac>
            </mrow>
          </mrow>
        </mtd>
      </mtr>
      <mtr>
        <mtd>
          <mrow>
            <mrow>
              <msub>
                <mi>β</mi>
                <mn>1</mn>
              </msub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row>
                      <mn>5</mn>
                      <mo stretchy="false">∗</mo>
                      <mn>4</mn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∗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20</mn>
                    <mo stretchy="false">+</mo>
                    <mn>2</mn>
                  </mrow>
                </mrow>
                <mo fence="true" stretchy="false">)</mo>
              </mrow>
              <mo stretchy="false">=</mo>
              <mfrac>
                <mn>22</mn>
                <mn>5</mn>
              </mfrac>
            </mrow>
          </mrow>
        </mtd>
      </mtr>
      <mtr>
        <mtd>
          <mrow>
            <mrow>
              <msub>
                <mi>β</mi>
                <mn>2</mn>
              </msub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row>
                      <mn>5</mn>
                      <mo stretchy="false">∗</mo>
                      <mn>3</mn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3</mn>
                              </mrow>
                            </mrow>
                            <mo fence="true" stretchy="false">)</mo>
                          </mrow>
                          <mo stretchy="false">∗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15</mn>
                    <mo stretchy="false">+</mo>
                    <mn>3</mn>
                  </mrow>
                </mrow>
                <mo fence="true" stretchy="false">)</mo>
              </mrow>
              <mo stretchy="false">=</mo>
              <mfrac>
                <mn>18</mn>
                <mn>5</mn>
              </mfrac>
            </mrow>
          </mrow>
        </mtd>
      </mtr>
      <mtr>
        <mtd>
          <mrow>
            <mrow>
              <msub>
                <mi>c</mi>
                <mn>2</mn>
              </msub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row>
                      <mn>5</mn>
                      <mo stretchy="false">∗</mo>
                      <mn>1</mn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5</mn>
                    <mo stretchy="false">−</mo>
                    <mn>2</mn>
                  </mrow>
                </mrow>
                <mo fence="true" stretchy="false">)</mo>
              </mrow>
              <mo stretchy="false">=</mo>
              <mfrac>
                <mn>3</mn>
                <mn>5</mn>
              </mfrac>
            </mrow>
          </mrow>
        </mtd>
      </mtr>
      <mtr>
        <mtd>
          <mrow>
            <mrow>
              <mi>Q</mi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row>
                      <mn>5</mn>
                      <mo stretchy="false">∗</mo>
                      <mn>5</mn>
                    </mrow>
                    <mo stretchy="false">−</mo>
                    <mrow>
                      <mo fence="true" stretchy="false">(</mo>
                      <mrow>
                        <mrow>
                          <mn>1</mn>
                          <mo stretchy="false">∗</mo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25</mn>
                    <mo stretchy="false">+</mo>
                    <mn>2</mn>
                  </mrow>
                </mrow>
                <mo fence="true" stretchy="false">)</mo>
              </mrow>
              <mo stretchy="false">=</mo>
              <mfrac>
                <mn>27</mn>
                <mn>5</mn>
              </mfrac>
            </mrow>
          </mrow>
        </mtd>
      </mtr>
    </mtable>
    <annotation encoding="StarMath 5.0">%alpha_12 = 1over5( 5*1-((-2)*(-1) )) = 1over5 ( 5-2 ) = 3
over5 newline
%alpha_22 = 1over5( 5*1-((-3)*(-1) )) = 1over5 ( 5-3 ) = 2over5 newline
%beta_1 = 1over5( 5*4-((-2)*1) ) = 1over5( 20+2 ) = 22over5 newline
%beta_2 = 1over5( 5*3-((-3)*1) ) = 1over5 ( 15+3 ) = 18over5 newline
c_2 = 1over5( 5*1-((-1)*(-2))) - 1over5( 5-2 ) = 3over5 newline
Q = 1over5( 5*5-(1*(-2))) = 1over5 ( 25+2 ) = 27over5</annotation>
  </semantics>
</math>
</file>

<file path=Object 9/content.xml><?xml version="1.0" encoding="utf-8"?>
<math xmlns="http://www.w3.org/1998/Math/MathML" display="block">
  <semantics>
    <mrow>
      <mi>x</mi>
      <mrow>
        <mtext>*</mtext>
        <mo stretchy="false">=</mo>
        <mrow>
          <mo fence="true" stretchy="false">(</mo>
          <mrow>
            <mrow>
              <mfrac>
                <mn>1</mn>
                <mn>5</mn>
              </mfrac>
              <mi>,</mi>
              <mfrac>
                <mn>18</mn>
                <mn>5</mn>
              </mfrac>
              <mi>,</mi>
              <mfrac>
                <mn>22</mn>
                <mn>5</mn>
              </mfrac>
              <mi>,</mi>
              <mn>0,</mn>
              <mn>0</mn>
            </mrow>
          </mrow>
          <mo fence="true" stretchy="false">)</mo>
        </mrow>
      </mrow>
      <mi>;</mi>
      <mi>f</mi>
      <mrow>
        <mrow>
          <mo fence="true" stretchy="false">(</mo>
          <mrow>
            <mrow>
              <mi>x</mi>
              <mtext>*</mtext>
            </mrow>
          </mrow>
          <mo fence="true" stretchy="false">)</mo>
        </mrow>
        <mo stretchy="false">=</mo>
        <mrow>
          <mfrac>
            <mrow>
              <mn>5</mn>
              <mo stretchy="false">∗</mo>
              <mn>1</mn>
            </mrow>
            <mn>5</mn>
          </mfrac>
          <mo stretchy="false">+</mo>
          <mfrac>
            <mrow>
              <mn>0</mn>
              <mo stretchy="false">∗</mo>
              <mn>18</mn>
            </mrow>
            <mn>5</mn>
          </mfrac>
          <mo stretchy="false">+</mo>
          <mfrac>
            <mrow>
              <mn>1</mn>
              <mo stretchy="false">∗</mo>
              <mn>22</mn>
            </mrow>
            <mn>5</mn>
          </mfrac>
          <mo stretchy="false">−</mo>
          <mrow>
            <mn>1</mn>
            <mo stretchy="false">∗</mo>
            <mn>0</mn>
          </mrow>
          <mo stretchy="false">+</mo>
          <mrow>
            <mn>1</mn>
            <mo stretchy="false">∗</mo>
            <mn>0</mn>
          </mrow>
        </mrow>
        <mo stretchy="false">=</mo>
        <mfrac>
          <mrow>
            <mn>5</mn>
            <mo stretchy="false">+</mo>
            <mn>22</mn>
          </mrow>
          <mn>5</mn>
        </mfrac>
        <mo stretchy="false">=</mo>
        <mfrac>
          <mn>27</mn>
          <mn>5</mn>
        </mfrac>
      </mrow>
    </mrow>
    <annotation encoding="StarMath 5.0">x"*" = ( 1over5 , 18over5 , 22over5 , 0, 0); f( x"*" ) = 5*1over5 + 0*18over5 + 1*22over5 - 1*0 + 1*0 = { 5+22 }over5 = 27over5</annotation>
  </semantics>
</math>
</file>